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sub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ip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ampler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set_command_queue_proper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default_devic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mem_object_destructor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4]=&quot;✓&quot;)+([.D74]=&quot;✓&quot;)+([.E74]=&quot;✓&quot;)+([.F7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9]=&quot;✓&quot;)+([.D89]=&quot;✓&quot;)+([.E89]=&quot;✓&quot;)+([.F8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7]=&quot;✓&quot;)+([.D97]=&quot;✓&quot;)+([.E97]=&quot;✓&quot;)+([.F9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8]=&quot;✓&quot;)+([.D98]=&quot;✓&quot;)+([.E98]=&quot;✓&quot;)+([.F9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1]=&quot;✓&quot;)+([.D101]=&quot;✓&quot;)+([.E101]=&quot;✓&quot;)+([.F10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6]=&quot;✓&quot;)+([.D106]=&quot;✓&quot;)+([.E106]=&quot;✓&quot;)+([.F10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400" calcext:value-type="float">
            <text:p>400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91743119266055" calcext:value-type="percentage">
            <text:p>91,74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0">00.00.0000</text:date>, <text:time style:data-style-name="N2" text:time-value="14:24:05.08861929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20T15:31:13.745829382</dc:date>
    <meta:editing-duration>P1DT19H21M6S</meta:editing-duration>
    <meta:editing-cycles>178</meta:editing-cycles>
    <meta:generator>LibreOffice/5.4.1.2.0$Linux_X86_64 LibreOffice_project/40m0$Build-2</meta:generator>
    <meta:document-statistic meta:table-count="2" meta:cell-count="1491" meta:object-count="0"/>
  </office:meta>
</office:document-meta>
</file>